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cfdb" officeooo:paragraph-rsid="0002cfdb"/>
    </style:style>
    <style:style style:name="P2" style:family="paragraph" style:parent-style-name="Standard">
      <style:text-properties officeooo:rsid="0003247c" officeooo:paragraph-rsid="0003247c"/>
    </style:style>
    <style:style style:name="P3" style:family="paragraph" style:parent-style-name="Standard" style:list-style-name="L1">
      <style:text-properties officeooo:rsid="0003247c" officeooo:paragraph-rsid="0003247c"/>
    </style:style>
    <style:style style:name="P4" style:family="paragraph" style:parent-style-name="Standard" style:list-style-name="L2">
      <style:text-properties officeooo:rsid="0003247c" officeooo:paragraph-rsid="0003247c"/>
    </style:style>
    <style:style style:name="P5" style:family="paragraph" style:parent-style-name="Standard" style:list-style-name="L1">
      <style:text-properties officeooo:rsid="000357ac" officeooo:paragraph-rsid="000357ac"/>
    </style:style>
    <style:style style:name="P6" style:family="paragraph" style:parent-style-name="Standard" style:list-style-name="L2">
      <style:text-properties officeooo:rsid="000357ac" officeooo:paragraph-rsid="000357ac"/>
    </style:style>
    <style:style style:name="P7" style:family="paragraph" style:parent-style-name="Standard" style:list-style-name="L1">
      <style:text-properties officeooo:rsid="0004dfad" officeooo:paragraph-rsid="0004dfad"/>
    </style:style>
    <style:style style:name="P8" style:family="paragraph" style:parent-style-name="Standard" style:list-style-name="L2">
      <style:text-properties style:font-name="Liberation Serif" officeooo:rsid="000357ac" officeooo:paragraph-rsid="000357ac" style:font-name-asian="SimSun" style:font-name-complex="Mangal"/>
    </style:style>
    <style:style style:name="T1" style:family="text">
      <style:text-properties officeooo:rsid="0002d089"/>
    </style:style>
    <style:style style:name="T2" style:family="text">
      <style:text-properties officeooo:rsid="000357ac"/>
    </style:style>
    <style:style style:name="T3" style:family="text">
      <style:text-properties style:font-name="Liberation Serif1" style:font-name-asian="Liberation Serif1" style:font-name-complex="Liberation Serif1"/>
    </style:style>
    <style:style style:name="T4" style:family="text">
      <style:text-properties style:font-name="Liberation Serif" style:font-name-asian="SimSun" style:font-name-complex="Mangal"/>
    </style:style>
    <style:style style:name="T5" style:family="text">
      <style:text-properties officeooo:rsid="00068d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 54</text:p>
      <text:p text:style-name="P1">Indígenas sin tierra : los ayoreos</text:p>
      <text:p text:style-name="P1"/>
      <text:p text:style-name="P1">CO</text:p>
      <text:p text:style-name="P1"/>
      <text:p text:style-name="P1"><text:span text:style-name="T1">Ce document est l’extrait d’un </text:span>documentaire. <text:span text:style-name="T1">Il y a une voix off jouée par une femme tout le long de l’enregistrement. Elle parle d’une forêt, du fait que cette forêt est menacée (ou en train) d’être détruite, et du fait qu’il y a des gens, toute une famille à priori, qui y vivent. Deux d’entre eux, un homme et une femme, témoignent leurs ressentis sur le sujet. Globalement, tous deux sont inquiets et disent que si la forêt venait à disparaître, ils n’auront nul part où loger.</text:span></text:p>
      <text:p text:style-name="P1"/>
      <text:p text:style-name="P1"/>
      <text:p text:style-name="P2">En classe</text:p>
      <text:list xml:id="list1870459629831661154" text:style-name="L1">
        <text:list-item>
          <text:p text:style-name="P3">Type : Documentaire / Reportage</text:p>
        </text:list-item>
        <text:list-item>
          <text:p text:style-name="P3">Interlocuteurs :</text:p>
          <text:list>
            <text:list-item>
              <text:p text:style-name="P3">Une journaliste</text:p>
            </text:list-item>
            <text:list-item>
              <text:p text:style-name="P3">Plusieurs indigènes parlant dans leur langue, avec un traducteur en voix off</text:p>
            </text:list-item>
          </text:list>
        </text:list-item>
        <text:list-item>
          <text:p text:style-name="P3">Il y a une forêt, habitée par des indigènes, et le<text:span text:style-name="T2">s</text:span> propriétaire<text:span text:style-name="T2">s de terrains</text:span> <text:span text:style-name="T2">rasent petit à petit</text:span> cette forêt</text:p>
          <text:list>
            <text:list-item>
              <text:p text:style-name="P3">Pour l’agriculture, et pour le bétail</text:p>
            </text:list-item>
          </text:list>
        </text:list-item>
        <text:list-item>
          <text:p text:style-name="P5">On ne sait pas exactement combien d’indigènes il reste, mais on les voit sortir de la forêt depuis des années</text:p>
        </text:list-item>
        <text:list-item>
          <text:p text:style-name="P5">La dernière famille vue est interrogée</text:p>
          <text:list>
            <text:list-item>
              <text:p text:style-name="P5">tuvieran miedo </text:p>
            </text:list-item>
            <text:list-item>
              <text:p text:style-name="P5">fueran asustados por el ruido de las excavadoras</text:p>
            </text:list-item>
            <text:list-item>
              <text:p text:style-name="P5">huyeran dejando atrás todo excepto los niños</text:p>
            </text:list-item>
          </text:list>
        </text:list-item>
        <text:list-item>
          <text:p text:style-name="P5">La journaliste appelle <text:span text:style-name="T5">ceux qui veulent détruire la forêt </text:span>les collons</text:p>
        </text:list-item>
        <text:list-item>
          <text:p text:style-name="P7">L’indien dit qu’il ne peut pas entrer dans la forêt</text:p>
        </text:list-item>
        <text:list-item>
          <text:p text:style-name="P7">La femme indigène dit que la forêt est la propriété de ses ancêtres</text:p>
          <text:list>
            <text:list-item>
              <text:p text:style-name="P7">Elle est inquiète pour sa famille et sa sœur</text:p>
            </text:list-item>
          </text:list>
        </text:list-item>
      </text:list>
      <text:p text:style-name="P2"/>
      <text:p text:style-name="P2"/>
      <text:p text:style-name="P2">Lexique :</text:p>
      <text:list xml:id="list390088631517637899" text:style-name="L2">
        <text:list-item>
          <text:p text:style-name="P4">un terratemiente = un propriétaire d’un terrain</text:p>
        </text:list-item>
        <text:list-item>
          <text:p text:style-name="P4">el ganado = le bétail</text:p>
        </text:list-item>
        <text:list-item>
          <text:p text:style-name="P6">la caza = la chasse</text:p>
          <text:list>
            <text:list-header>
              <text:p text:style-name="P6"><text:span text:style-name="T3">≠</text:span><text:span text:style-name="T4"> la casa</text:span></text:p>
            </text:list-header>
          </text:list>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8:18:53.065000000</meta:creation-date>
    <dc:date>2018-11-12T09:26:53.201000000</dc:date>
    <meta:editing-duration>PT11M37S</meta:editing-duration>
    <meta:editing-cycles>2</meta:editing-cycles>
    <meta:generator>LibreOffice/5.1.6.2$Windows_x86 LibreOffice_project/07ac168c60a517dba0f0d7bc7540f5afa45f0909</meta:generator>
    <meta:document-statistic meta:table-count="0" meta:image-count="0" meta:object-count="0" meta:page-count="1" meta:paragraph-count="26" meta:word-count="273" meta:character-count="1426" meta:non-whitespace-character-count="1197"/>
  </office:meta>
</office:document-meta>
</file>